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6cm" fo:min-width="0.6cm"/>
    </style:style>
    <style:style style:name="gr2" style:family="graphic" style:parent-style-name="measure">
      <style:graphic-properties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path draw:style-name="gr1" draw:text-style-name="P1" draw:layer="layout" svg:width="1.099cm" svg:height="0.409cm" svg:x="3.174cm" svg:y="2.8cm" svg:viewBox="0 0 1100 410" svg:d="M200 199c0 19 5 36 13 51h172c9-15 14-32 14-51 0-18-5-35-13-49h-174c-8 14-12 31-12 49zM700 199c0 19 5 36 13 51h172c9-15 14-32 14-51 0-18-5-35-13-49h-174c-8 14-12 31-12 49zM0 410v-410h1100v410z">
          <text:p/>
        </draw:path>
        <draw:measure draw:style-name="gr2" draw:text-style-name="P2" draw:layer="measurelines" svg:x1="3.475cm" svg:y1="4.5cm" svg:x2="3.975cm" svg:y2="4.5cm">
          <text:p text:style-name="P2"><text:measure text:kind="gap"/><text:measure text:kind="value">0.5</text:measure><text:s/><text:measure text:kind="unit">cm</text:measure><text:measure text:kind="gap"/></text:p>
        </draw:measure>
        <draw:measure draw:style-name="gr2" draw:text-style-name="P2" draw:layer="measurelines" svg:x1="3.375cm" svg:y1="2.8cm" svg:x2="3.575cm" svg:y2="2.8cm">
          <text:p text:style-name="P2"><text:measure text:kind="gap"/><text:measure text:kind="value">0.2</text:measure><text:s/><text:measure text:kind="unit">cm</text:measure><text:measure text:kind="gap"/></text:p>
        </draw:measure>
        <draw:path draw:style-name="gr1" draw:text-style-name="P1" draw:layer="layout" svg:width="1.139cm" svg:height="0.809cm" svg:x="14.86cm" svg:y="2.49cm" svg:viewBox="0 0 1140 810" svg:d="M599 100c-56 0-99 43-99 99s43 100 99 100 100-44 100-100-44-99-100-99zM200 599c0 19 5 36 13 51h172c9-15 14-32 14-51 0-18-5-35-13-49h-174c-8 14-12 31-12 49zM700 599c0 19 5 36 13 51h172c9-15 14-32 14-51 0-18-5-35-13-49h-174c-8 14-12 31-12 49zM0 810v-400-10-400h1040 50 50v810h-40-60z">
          <text:p/>
        </draw:path>
        <draw:path draw:style-name="gr1" draw:text-style-name="P1" draw:layer="layout" svg:width="1.099cm" svg:height="0.499cm" svg:x="6.7cm" svg:y="2.8cm" svg:viewBox="0 0 1100 500" svg:d="M559 60c-56 0-99 43-99 99s43 100 99 100 100-44 100-100-44-99-100-99zM200 289c0 19 5 36 13 51h172c9-15 14-32 14-51 0-18-5-35-13-49h-174c-8 14-12 31-12 49zM700 289c0 19 5 36 13 51h172c9-15 14-32 14-51 0-18-5-35-13-49h-174c-8 14-12 31-12 49zM0 500v-300-110-90h1000 90 10v90 410h-1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0T19:46:42.820000000</meta:creation-date>
    <meta:generator>LibreOffice/5.4.7.2$Windows_X86_64 LibreOffice_project/c838ef25c16710f8838b1faec480ebba495259d0</meta:generator>
    <dc:date>2020-11-01T10:45:13.894000000</dc:date>
    <meta:editing-duration>PT1H43S</meta:editing-duration>
    <meta:editing-cycles>24</meta:editing-cycles>
    <meta:document-statistic meta:object-count="5"/>
  </office:meta>
</office:document-meta>
</file>